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2030DFB6B836259DCC.png" manifest:media-type="image/png"/>
  <manifest:file-entry manifest:full-path="Pictures/10000201000001B0000001203F9EED6F5B537C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016in" svg:height="4.0008in" draw:z-index="0"><draw:image xlink:href="Pictures/10000201000001B0000001203F9EED6F5B537C89.png" xlink:type="simple" xlink:show="embed" xlink:actuate="onLoad"/></draw:frame></text:p>
      <text:p text:style-name="Standard"/>
      <text:p text:style-name="Standard"><draw:frame draw:style-name="fr1" draw:name="Image2" text:anchor-type="paragraph" svg:width="6.0016in" svg:height="4.0008in" draw:z-index="1"><draw:image xlink:href="Pictures/10000201000001B00000012030DFB6B836259D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58:19.425043732</meta:creation-date>
    <dc:date>2019-03-13T16:02:35.484235163</dc:date>
    <meta:editing-duration>PT4M1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